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Replacements/Object 2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e" svg:font-family="Georgie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officeooo:rsid="000fe20d" officeooo:paragraph-rsid="000fe20d"/>
    </style:style>
    <style:style style:name="P2" style:family="paragraph" style:parent-style-name="Standard">
      <style:paragraph-properties fo:text-align="start" style:justify-single-word="false"/>
      <style:text-properties style:font-name="Georgia" officeooo:rsid="000fe20d" officeooo:paragraph-rsid="000fe20d"/>
    </style:style>
    <style:style style:name="P3" style:family="paragraph" style:parent-style-name="Standard">
      <style:paragraph-properties fo:text-align="start" style:justify-single-word="false"/>
      <style:text-properties style:font-name="Georgia" officeooo:rsid="0016fabb" officeooo:paragraph-rsid="0015024f"/>
    </style:style>
    <style:style style:name="P4" style:family="paragraph" style:parent-style-name="Standard">
      <style:paragraph-properties fo:text-align="start" style:justify-single-word="false"/>
      <style:text-properties style:font-name="Georgia" officeooo:rsid="0016fabb" officeooo:paragraph-rsid="0016fabb"/>
    </style:style>
    <style:style style:name="P5" style:family="paragraph" style:parent-style-name="Standard">
      <style:paragraph-properties fo:text-align="start" style:justify-single-word="false"/>
      <style:text-properties style:font-name="Georgia" officeooo:rsid="001c88a5" officeooo:paragraph-rsid="0016fabb"/>
    </style:style>
    <style:style style:name="P6" style:family="paragraph" style:parent-style-name="Standard">
      <style:paragraph-properties fo:text-align="start" style:justify-single-word="false"/>
      <style:text-properties style:font-name="Georgia" officeooo:rsid="001c88a5" officeooo:paragraph-rsid="001c88a5"/>
    </style:style>
    <style:style style:name="P7" style:family="paragraph" style:parent-style-name="Standard">
      <style:paragraph-properties fo:text-align="start" style:justify-single-word="false"/>
      <style:text-properties style:font-name="Georgia" officeooo:rsid="001de4cb" officeooo:paragraph-rsid="001de4cb"/>
    </style:style>
    <style:style style:name="P8" style:family="paragraph" style:parent-style-name="Standard">
      <style:paragraph-properties fo:text-align="start" style:justify-single-word="false"/>
      <style:text-properties style:font-name="Georgia" officeooo:rsid="002133b6" officeooo:paragraph-rsid="002133b6"/>
    </style:style>
    <style:style style:name="P9" style:family="paragraph" style:parent-style-name="Standard">
      <style:paragraph-properties fo:text-align="start" style:justify-single-word="false"/>
      <style:text-properties style:font-name="Georgia" fo:font-weight="normal" officeooo:rsid="002389ed" officeooo:paragraph-rsid="002389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eorgia" officeooo:rsid="0021d3a4" officeooo:paragraph-rsid="002133b6"/>
    </style:style>
    <style:style style:name="P11" style:family="paragraph" style:parent-style-name="Standard">
      <style:paragraph-properties fo:text-align="start" style:justify-single-word="false"/>
      <style:text-properties style:font-name="Georgia" officeooo:rsid="002c2845" officeooo:paragraph-rsid="002c2845"/>
    </style:style>
    <style:style style:name="P12" style:family="paragraph" style:parent-style-name="Standard">
      <style:paragraph-properties fo:text-align="start" style:justify-single-word="false"/>
      <style:text-properties style:font-name="Georgia" officeooo:rsid="001e22a9" officeooo:paragraph-rsid="001de4cb"/>
    </style:style>
    <style:style style:name="P13" style:family="paragraph" style:parent-style-name="Standard">
      <style:paragraph-properties fo:text-align="start" style:justify-single-word="false"/>
      <style:text-properties style:font-name="Georgia" officeooo:rsid="002d84df" officeooo:paragraph-rsid="002d84df"/>
    </style:style>
    <style:style style:name="P14" style:family="paragraph" style:parent-style-name="Standard">
      <style:paragraph-properties fo:text-align="start" style:justify-single-word="false"/>
      <style:text-properties style:font-name="Georgia" officeooo:rsid="001faf8a" officeooo:paragraph-rsid="001de4cb"/>
    </style:style>
    <style:style style:name="P15" style:family="paragraph" style:parent-style-name="Standard">
      <style:paragraph-properties fo:text-align="start" style:justify-single-word="false"/>
      <style:text-properties officeooo:paragraph-rsid="0015024f"/>
    </style:style>
    <style:style style:name="P16" style:family="paragraph" style:parent-style-name="Standard">
      <style:paragraph-properties fo:text-align="start" style:justify-single-word="false"/>
      <style:text-properties officeooo:paragraph-rsid="0016fabb"/>
    </style:style>
    <style:style style:name="P17" style:family="paragraph" style:parent-style-name="Standard">
      <style:paragraph-properties fo:text-align="start" style:justify-single-word="false"/>
      <style:text-properties officeooo:paragraph-rsid="001de4cb"/>
    </style:style>
    <style:style style:name="P18" style:family="paragraph" style:parent-style-name="Standard">
      <style:paragraph-properties fo:text-align="start" style:justify-single-word="false"/>
      <style:text-properties officeooo:paragraph-rsid="002133b6"/>
    </style:style>
    <style:style style:name="P19" style:family="paragraph" style:parent-style-name="Standard">
      <style:paragraph-properties fo:text-align="start" style:justify-single-word="false"/>
      <style:text-properties officeooo:paragraph-rsid="002389ed"/>
    </style:style>
    <style:style style:name="P20" style:family="paragraph" style:parent-style-name="Standard">
      <style:paragraph-properties fo:text-align="start" style:justify-single-word="false"/>
      <style:text-properties officeooo:paragraph-rsid="0023ff62"/>
    </style:style>
    <style:style style:name="P21" style:family="paragraph" style:parent-style-name="Standard">
      <style:paragraph-properties fo:text-align="start" style:justify-single-word="false"/>
      <style:text-properties officeooo:paragraph-rsid="002ab5b7"/>
    </style:style>
    <style:style style:name="P22" style:family="paragraph" style:parent-style-name="Standard">
      <style:paragraph-properties fo:text-align="start" style:justify-single-word="false"/>
      <style:text-properties officeooo:paragraph-rsid="001c88a5"/>
    </style:style>
    <style:style style:name="P23" style:family="paragraph" style:parent-style-name="Standard">
      <style:paragraph-properties fo:text-align="start" style:justify-single-word="false"/>
      <style:text-properties officeooo:paragraph-rsid="002c2845"/>
    </style:style>
    <style:style style:name="P24" style:family="paragraph" style:parent-style-name="Standard">
      <style:paragraph-properties fo:text-align="start" style:justify-single-word="false"/>
      <style:text-properties officeooo:paragraph-rsid="002ee55b"/>
    </style:style>
    <style:style style:name="P25" style:family="paragraph" style:parent-style-name="Standard">
      <style:paragraph-properties fo:text-align="start" style:justify-single-word="false"/>
      <style:text-properties officeooo:paragraph-rsid="002d84df"/>
    </style:style>
    <style:style style:name="P26" style:family="paragraph" style:parent-style-name="Standard">
      <style:paragraph-properties fo:text-align="start" style:justify-single-word="false"/>
      <style:text-properties officeooo:paragraph-rsid="003002ce"/>
    </style:style>
    <style:style style:name="P27" style:family="paragraph" style:parent-style-name="Standard">
      <style:paragraph-properties fo:text-align="start" style:justify-single-word="false"/>
      <style:text-properties officeooo:rsid="001de4cb" officeooo:paragraph-rsid="001de4cb"/>
    </style:style>
    <style:style style:name="P28" style:family="paragraph" style:parent-style-name="Standard">
      <style:paragraph-properties fo:text-align="center" style:justify-single-word="false"/>
      <style:text-properties officeooo:paragraph-rsid="000fe20d"/>
    </style:style>
    <style:style style:name="P29" style:family="paragraph" style:parent-style-name="Standard">
      <style:paragraph-properties fo:text-align="start" style:justify-single-word="false"/>
      <style:text-properties officeooo:rsid="002389ed" officeooo:paragraph-rsid="002389ed"/>
    </style:style>
    <style:style style:name="P30" style:family="paragraph" style:parent-style-name="Standard">
      <style:paragraph-properties fo:text-align="start" style:justify-single-word="false"/>
      <style:text-properties style:font-name="Georgia" officeooo:rsid="001fdeaa" officeooo:paragraph-rsid="002389ed"/>
    </style:style>
    <style:style style:name="P31" style:family="paragraph" style:parent-style-name="Standard">
      <style:paragraph-properties fo:text-align="start" style:justify-single-word="false"/>
      <style:text-properties style:font-name="Georgia" officeooo:rsid="001fdeaa" officeooo:paragraph-rsid="002133b6"/>
    </style:style>
    <style:style style:name="P32" style:family="paragraph" style:parent-style-name="Standard">
      <style:paragraph-properties fo:text-align="start" style:justify-single-word="false"/>
      <style:text-properties style:font-name="Georgia" officeooo:rsid="002ab5b7" officeooo:paragraph-rsid="002ab5b7"/>
    </style:style>
    <style:style style:name="P33" style:family="paragraph" style:parent-style-name="Standard">
      <style:paragraph-properties fo:text-align="start" style:justify-single-word="false"/>
      <style:text-properties style:font-name="Georgia" officeooo:rsid="0021d3a4" officeooo:paragraph-rsid="002133b6"/>
    </style:style>
    <style:style style:name="P34" style:family="paragraph" style:parent-style-name="Standard">
      <style:paragraph-properties fo:text-align="start" style:justify-single-word="false"/>
      <style:text-properties officeooo:paragraph-rsid="0031b891"/>
    </style:style>
    <style:style style:name="P35" style:family="paragraph" style:parent-style-name="Standard">
      <style:paragraph-properties fo:text-align="start" style:justify-single-word="false"/>
      <style:text-properties officeooo:paragraph-rsid="00394dba"/>
    </style:style>
    <style:style style:name="P36" style:family="paragraph" style:parent-style-name="Standard">
      <style:paragraph-properties fo:text-align="start" style:justify-single-word="false"/>
      <style:text-properties officeooo:paragraph-rsid="003e810a"/>
    </style:style>
    <style:style style:name="P37" style:family="paragraph" style:parent-style-name="Standard">
      <style:paragraph-properties fo:text-align="start" style:justify-single-word="false"/>
      <style:text-properties officeooo:paragraph-rsid="003f6c64"/>
    </style:style>
    <style:style style:name="P38" style:family="paragraph" style:parent-style-name="Standard">
      <style:paragraph-properties fo:text-align="start" style:justify-single-word="false"/>
      <style:text-properties officeooo:rsid="0035d54f" officeooo:paragraph-rsid="003f5809"/>
    </style:style>
    <style:style style:name="P39" style:family="paragraph" style:parent-style-name="Standard">
      <style:paragraph-properties fo:text-align="start" style:justify-single-word="false"/>
      <style:text-properties officeooo:rsid="003a747a" officeooo:paragraph-rsid="003a747a"/>
    </style:style>
    <style:style style:name="P40" style:family="paragraph" style:parent-style-name="Standard">
      <style:paragraph-properties fo:text-align="start" style:justify-single-word="false"/>
      <style:text-properties officeooo:rsid="003a747a" officeooo:paragraph-rsid="003f5809"/>
    </style:style>
    <style:style style:name="T1" style:family="text">
      <style:text-properties style:font-name="Georgia"/>
    </style:style>
    <style:style style:name="T2" style:family="text">
      <style:text-properties style:font-name="Georgia" officeooo:rsid="000fe20d"/>
    </style:style>
    <style:style style:name="T3" style:family="text">
      <style:text-properties style:font-name="Georgia" officeooo:rsid="00112c77"/>
    </style:style>
    <style:style style:name="T4" style:family="text">
      <style:text-properties style:font-name="Georgia" officeooo:rsid="0013188f"/>
    </style:style>
    <style:style style:name="T5" style:family="text">
      <style:text-properties style:font-name="Georgia" officeooo:rsid="0015024f"/>
    </style:style>
    <style:style style:name="T6" style:family="text">
      <style:text-properties style:font-name="Georgia" fo:font-style="italic" officeooo:rsid="0015024f" style:font-style-asian="italic" style:font-style-complex="italic"/>
    </style:style>
    <style:style style:name="T7" style:family="text">
      <style:text-properties style:font-name="Georgia" fo:font-style="italic" officeooo:rsid="0018e918" style:font-style-asian="italic" style:font-style-complex="italic"/>
    </style:style>
    <style:style style:name="T8" style:family="text">
      <style:text-properties style:font-name="Georgia" fo:font-style="italic" officeooo:rsid="002d84df" style:font-style-asian="italic" style:font-style-complex="italic"/>
    </style:style>
    <style:style style:name="T9" style:family="text">
      <style:text-properties style:font-name="Georgia" fo:font-style="italic" fo:font-weight="normal" officeooo:rsid="0023ff62" style:font-style-asian="italic" style:font-weight-asian="normal" style:font-style-complex="italic" style:font-weight-complex="normal"/>
    </style:style>
    <style:style style:name="T10" style:family="text">
      <style:text-properties style:font-name="Georgia" fo:font-style="italic" officeooo:rsid="001c88a5"/>
    </style:style>
    <style:style style:name="T11" style:family="text">
      <style:text-properties style:font-name="Georgia" fo:font-style="italic" officeooo:rsid="002ab5b7"/>
    </style:style>
    <style:style style:name="T12" style:family="text">
      <style:text-properties style:font-name="Georgia" officeooo:rsid="0016fabb"/>
    </style:style>
    <style:style style:name="T13" style:family="text">
      <style:text-properties style:font-name="Georgia" officeooo:rsid="0018e918"/>
    </style:style>
    <style:style style:name="T14" style:family="text">
      <style:text-properties style:font-name="Georgia" officeooo:rsid="0018ef08"/>
    </style:style>
    <style:style style:name="T15" style:family="text">
      <style:text-properties style:font-name="Georgia" officeooo:rsid="001c88a5"/>
    </style:style>
    <style:style style:name="T16" style:family="text">
      <style:text-properties style:font-name="Georgia" officeooo:rsid="001de4cb"/>
    </style:style>
    <style:style style:name="T17" style:family="text">
      <style:text-properties style:font-name="Georgia" officeooo:rsid="001e22a9"/>
    </style:style>
    <style:style style:name="T18" style:family="text">
      <style:text-properties style:font-name="Georgia" officeooo:rsid="001faf8a"/>
    </style:style>
    <style:style style:name="T19" style:family="text">
      <style:text-properties style:font-name="Georgia" officeooo:rsid="001fdeaa"/>
    </style:style>
    <style:style style:name="T20" style:family="text">
      <style:text-properties style:font-name="Georgia" officeooo:rsid="0020c317"/>
    </style:style>
    <style:style style:name="T21" style:family="text">
      <style:text-properties style:font-name="Georgia" officeooo:rsid="002133b6"/>
    </style:style>
    <style:style style:name="T22" style:family="text">
      <style:text-properties style:font-name="Georgia" officeooo:rsid="0021d3a4"/>
    </style:style>
    <style:style style:name="T23" style:family="text">
      <style:text-properties style:font-name="Georgia" officeooo:rsid="002389ed"/>
    </style:style>
    <style:style style:name="T24" style:family="text">
      <style:text-properties style:font-name="Georgia" fo:font-weight="normal" officeooo:rsid="002133b6" style:font-weight-asian="normal" style:font-weight-complex="normal"/>
    </style:style>
    <style:style style:name="T25" style:family="text">
      <style:text-properties style:font-name="Georgia" fo:font-weight="normal" officeooo:rsid="002389ed" style:font-weight-asian="normal" style:font-weight-complex="normal"/>
    </style:style>
    <style:style style:name="T26" style:family="text">
      <style:text-properties style:font-name="Georgia" fo:font-weight="normal" officeooo:rsid="0023ff62" style:font-weight-asian="normal" style:font-weight-complex="normal"/>
    </style:style>
    <style:style style:name="T27" style:family="text">
      <style:text-properties style:font-name="Georgia" fo:font-weight="normal" officeooo:rsid="002515de" style:font-weight-asian="normal" style:font-weight-complex="normal"/>
    </style:style>
    <style:style style:name="T28" style:family="text">
      <style:text-properties style:font-name="Georgia" fo:font-weight="normal" officeooo:rsid="002ab5b7" style:font-weight-asian="normal" style:font-weight-complex="normal"/>
    </style:style>
    <style:style style:name="T29" style:family="text">
      <style:text-properties style:font-name="Georgia" officeooo:rsid="0026d0ab"/>
    </style:style>
    <style:style style:name="T30" style:family="text">
      <style:text-properties style:font-name="Georgia" officeooo:rsid="0028a2e7"/>
    </style:style>
    <style:style style:name="T31" style:family="text">
      <style:text-properties style:font-name="Georgia" officeooo:rsid="0028b638"/>
    </style:style>
    <style:style style:name="T32" style:family="text">
      <style:text-properties style:font-name="Georgia" officeooo:rsid="002ab5b7"/>
    </style:style>
    <style:style style:name="T33" style:family="text">
      <style:text-properties style:font-name="Georgia" officeooo:rsid="002c2845"/>
    </style:style>
    <style:style style:name="T34" style:family="text">
      <style:text-properties style:font-name="Georgia" officeooo:rsid="002515de"/>
    </style:style>
    <style:style style:name="T35" style:family="text">
      <style:text-properties style:font-name="Georgia" officeooo:rsid="002d84df"/>
    </style:style>
    <style:style style:name="T36" style:family="text">
      <style:text-properties style:font-name="Georgia" officeooo:rsid="002ee55b"/>
    </style:style>
    <style:style style:name="T37" style:family="text">
      <style:text-properties style:font-name="Georgia" fo:font-style="normal" officeooo:rsid="002ee55b" style:font-style-asian="normal" style:font-style-complex="normal"/>
    </style:style>
    <style:style style:name="T38" style:family="text">
      <style:text-properties style:font-name="Georgia" officeooo:rsid="003002ce"/>
    </style:style>
    <style:style style:name="T39" style:family="text">
      <style:text-properties style:font-name="Georgia" officeooo:rsid="0031b891"/>
    </style:style>
    <style:style style:name="T40" style:family="text">
      <style:text-properties style:font-name="Georgia" officeooo:rsid="0031bb19"/>
    </style:style>
    <style:style style:name="T41" style:family="text">
      <style:text-properties style:font-name="Georgia" officeooo:rsid="00332b51"/>
    </style:style>
    <style:style style:name="T42" style:family="text">
      <style:text-properties style:font-name="Georgia" officeooo:rsid="0035ab97"/>
    </style:style>
    <style:style style:name="T43" style:family="text">
      <style:text-properties style:font-name="Georgia" officeooo:rsid="0035d54f"/>
    </style:style>
    <style:style style:name="T44" style:family="text">
      <style:text-properties style:font-name="Georgia" officeooo:rsid="0037a8a5"/>
    </style:style>
    <style:style style:name="T45" style:family="text">
      <style:text-properties style:font-name="Georgia" officeooo:rsid="0038b2c6"/>
    </style:style>
    <style:style style:name="T46" style:family="text">
      <style:text-properties style:font-name="Georgia" officeooo:rsid="0038d915"/>
    </style:style>
    <style:style style:name="T47" style:family="text">
      <style:text-properties style:font-name="Georgia" officeooo:rsid="00394dba"/>
    </style:style>
    <style:style style:name="T48" style:family="text">
      <style:text-properties style:font-name="Georgia" officeooo:rsid="003a747a"/>
    </style:style>
    <style:style style:name="T49" style:family="text">
      <style:text-properties style:font-name="Georgia" officeooo:rsid="003b9185"/>
    </style:style>
    <style:style style:name="T50" style:family="text">
      <style:text-properties style:font-name="Georgia" officeooo:rsid="003ccb35"/>
    </style:style>
    <style:style style:name="T51" style:family="text">
      <style:text-properties style:font-name="Georgia" officeooo:rsid="003e810a"/>
    </style:style>
    <style:style style:name="T52" style:family="text">
      <style:text-properties style:font-name="Georgia" officeooo:rsid="003f01af"/>
    </style:style>
    <style:style style:name="T53" style:family="text">
      <style:text-properties style:font-name="Georgia" officeooo:rsid="003f5809"/>
    </style:style>
    <style:style style:name="T54" style:family="text">
      <style:text-properties style:font-name="Georgia" officeooo:rsid="003f6c64"/>
    </style:style>
    <style:style style:name="T55" style:family="text">
      <style:text-properties style:font-name="Georgie"/>
    </style:style>
    <style:style style:name="T56" style:family="text">
      <style:text-properties officeooo:rsid="002ee55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2"><text:s/></text:span><text:span text:style-name="T2">Ensemble Learning</text:span></text:p>
      <text:p text:style-name="P1"/>
      <text:p text:style-name="P2">1. Introduction</text:p>
      <text:p text:style-name="P2"/>
      <text:p text:style-name="P15"><text:span text:style-name="T3">Let us first assume that during</text:span><text:span text:style-name="T2"> a </text:span><text:span text:style-name="T4">multiple</text:span><text:span text:style-name="T3">-choice </text:span><text:span text:style-name="T2">exam, you were allowed to talk with </text:span><text:span text:style-name="T3">your neighbors. Would that influence your final grade? <text:s/>That may depend on your preparation and, of course, on your neighbors preparation. After all, if all of you were ill-prepared, would that be of much help? That is exactly the question Ensemble Learning addresses </text:span><text:span text:style-name="T4">when talking about classifiers</text:span><text:span text:style-name="T5">. R</text:span><text:span text:style-name="T4">ecall that a classifier, or a model, aims to correctly label provided samples </text:span><text:span text:style-name="T5">(</text:span><text:span text:style-name="T6">train data</text:span><text:span text:style-name="T5">) </text:span><text:span text:style-name="T4">and to do so also with the incoming ones </text:span><text:span text:style-name="T5">(</text:span><text:span text:style-name="T6">test data</text:span><text:span text:style-name="T5">). Alternatively, it strives for a high accuracy in both cases</text:span><text:span text:style-name="T8">.</text:span><text:span text:style-name="T6"> </text:span><text:span text:style-name="T5">In our example, Ensemble Learning </text:span><text:span text:style-name="T3">not only answers </text:span><text:span text:style-name="T5">our</text:span><text:span text:style-name="T3"> question, but also comes with methods which overcome </text:span><text:span text:style-name="T4">the</text:span><text:span text:style-name="T3"> “ill-preparatio</text:span><text:span text:style-name="T4">n” of t</text:span><text:span text:style-name="T5">he</text:span><text:span text:style-name="T4"> classifier</text:span><text:span text:style-name="T3"> </text:span><text:span text:style-name="T4">and assu</text:span><text:span text:style-name="T12">re that the common contribution of the classifiers will result in a higher accuracy.</text:span></text:p>
      <text:p text:style-name="P3"/>
      <text:p text:style-name="P4">2. Motivation</text:p>
      <text:p text:style-name="P4"><text:s/></text:p>
      <text:p text:style-name="P16"><text:span text:style-name="T12">At the first glance, Ensemble Learning might appear a very abstract concept, if not well understood. Mainly because it sounds elevated due to the word of French origin. But the concept can be also found as: committees of learners, mixtures of experts, classifier ensembles, multiple classifier systems </text:span><text:span text:style-name="T13">or c</text:span><text:span text:style-name="T12">onsensus theory, as in [1] </text:span><text:span text:style-name="T18">(cite Kuncheva paper)</text:span><text:span text:style-name="T12">. </text:span><text:span text:style-name="T13">R</text:span><text:span text:style-name="T16">elating</text:span><text:span text:style-name="T13"> back to our example, </text:span><text:span text:style-name="T16">we can </text:span><text:span text:style-name="T13">identify the neighbors as a class of classifiers. When a hard question comes next (</text:span><text:span text:style-name="T7">in our context, a hard question is designated by a sample which is difficult to correctly classify</text:span><text:span text:style-name="T13">), </text:span><text:span text:style-name="T14">e</text:span><text:span text:style-name="T16">ach student</text:span><text:span text:style-name="T14"> m</text:span><text:span text:style-name="T16">ay</text:span><text:span text:style-name="T14"> have a possible answer, but </text:span><text:span text:style-name="T16">he or she </text:span><text:span text:style-name="T14">may as well want to discuss the correct o</text:span><text:span text:style-name="T15">ne</text:span><text:span text:style-name="T14">. However, this could be even more difficult, since </text:span><text:span text:style-name="T16">one</text:span><text:span text:style-name="T14"> might have to take in consideration other opinions, which, not surprisingly, may differ. A simple intuition is to choose the answer with most votes as the correct one. But is this the best approach? In the next sections, </text:span><text:span text:style-name="T15">we will take a look at some Ensemble Learning t</text:span><text:span text:style-name="T35">echniques</text:span><text:span text:style-name="T15"> and see how they tackle this coordination.</text:span></text:p>
      <text:p text:style-name="P5"/>
      <text:p text:style-name="P22"><text:span text:style-name="T15">3. Ensemble Learning T</text:span><text:span text:style-name="T35">echniques</text:span></text:p>
      <text:p text:style-name="P6"/>
      <text:p text:style-name="P23"><text:span text:style-name="T33">In this paper, we focus on two important </text:span><text:span text:style-name="T35">e</text:span><text:span text:style-name="T33">nsemble </text:span><text:span text:style-name="T35">l</text:span><text:span text:style-name="T33">earning techniques, which are represented by well-known algorithms. These techniques are Bootstrap aggregating, also called bagging, and Boosting. </text:span><text:span text:style-name="T15">Before delving into </text:span><text:span text:style-name="T33">the details of each technique</text:span><text:span text:style-name="T15">, </text:span><text:span text:style-name="T33">let us </text:span><text:span text:style-name="T15">m</text:span><text:span text:style-name="T33">ake</text:span><text:span text:style-name="T15"> a short revision of what a </text:span><text:span text:style-name="T35">e</text:span><text:span text:style-name="T15">nsemble </text:span><text:span text:style-name="T35">l</text:span><text:span text:style-name="T15">earning algorithm, </text:span><text:span text:style-name="T35">in general a supervised learning algorithm,</text:span><text:span text:style-name="T15"> is supposed to do:</text:span></text:p>
      <text:p text:style-name="P7"/>
      <text:p text:style-name="P27"><text:span text:style-name="T1">1) </text:span><text:span text:style-name="T33">Fitting stage: It should t</text:span><text:span text:style-name="T1">a</text:span><text:span text:style-name="T17">ke as</text:span><text:span text:style-name="T1"> input a training set </text:span><text:span text:style-name="T55"><draw:frame draw:style-name="fr1" draw:name="Object3" text:anchor-type="as-char" svg:y="-0.152in" svg:width="1.5992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5">, </text:span><text:span text:style-name="T1">where</text:span><text:span text:style-name="T55"><draw:frame draw:style-name="fr1" draw:name="Object1" text:anchor-type="as-char" svg:y="-0.1484in" svg:width="0.472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55"><draw:frame draw:style-name="fr1" draw:name="Object2" text:anchor-type="as-char" svg:y="-0.1484in" svg:width="0.471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5">, </text:span><text:span text:style-name="T1">with X the domain space and Y the label set. </text:span><text:span text:style-name="T17">In order to simply the notations, for most of this paper <text:s/>we assume that Y = {-1, +1}; later, we discuss techniques which allow the multiclass case. </text:span></text:p>
      <text:p text:style-name="P17"><text:span text:style-name="T16">2) </text:span><text:span text:style-name="T33">Testing state: for </text:span><text:span text:style-name="T17">a query q, where </text:span><draw:frame draw:style-name="fr1" draw:name="Object4" text:anchor-type="as-char" svg:y="-0.1484in" svg:width="0.4272in" svg:height="0.1846in" draw:z-index="3"><draw:object xlink:href="./Object 4" xlink:type="simple" xlink:show="embed" xlink:actuate="onLoad"/><draw:image xlink:href="./ObjectReplacements/Object 4" xlink:type="simple" xlink:show="embed" xlink:actuate="onLoad"/></draw:frame>,<text:span text:style-name="T1"> </text:span><text:span text:style-name="T17"><text:s/></text:span><text:span text:style-name="T33">it should </text:span><text:span text:style-name="T17">predict the class label of q with high accuracy.</text:span></text:p>
      <text:p text:style-name="P12"/>
      <text:p text:style-name="P13">3.1. Boosting</text:p>
      <text:p text:style-name="P14"/>
      <text:p text:style-name="P25"><text:span text:style-name="T35">Boosting is the first ensemble technique we will </text:span><text:span text:style-name="T36">focus on</text:span><text:span text:style-name="T35">. It involves building an ensemble by training each new model emphasize the training samples that previous models misclassified. </text:span><text:span text:style-name="T36">A representative algorithm is AdaBoost, shoft for </text:span><text:span text:style-name="T10">Adaptive </text:span><text:span text:style-name="T11">Boosting</text:span><text:span text:style-name="T18">, </text:span><text:span text:style-name="T36">which was </text:span><text:span text:style-name="T18">introduced in </text:span><text:soft-page-break/><text:span text:style-name="T18">1995 by Freund and Schapire [2]</text:span><text:span text:style-name="T15">. </text:span><text:span text:style-name="T18">The idea behind it is </text:span><text:span text:style-name="T36">that the ensemble is a </text:span><text:span text:style-name="T18">a set of weak learners, i.e. classifiers with low accuracy (more about that later), into a strong o</text:span><text:span text:style-name="T19">ne</text:span><text:span text:style-name="T18">. The way by which AdaBoost performs this coordination is rather a simple one: at each step, a distribution or a set of weights is maintained over the training set, which indicates how hard the respective sample has been for the previous classifiers. In addition to that, each classifier </text:span><text:span text:style-name="T19">receives a vote coefficient, designating how much </text:span><text:span text:style-name="T20">will its</text:span><text:span text:style-name="T19"> vote influence the final h</text:span><text:span text:style-name="T21">ypothesis</text:span><text:span text:style-name="T19">.</text:span></text:p>
      <text:p text:style-name="P30"/>
      <text:p text:style-name="P29"><text:span text:style-name="T19">(</text:span><text:span text:style-name="T1">insert algorithm)</text:span></text:p>
      <text:p text:style-name="P31"/>
      <text:p text:style-name="P18"><text:span text:style-name="T19">E</text:span><text:span text:style-name="T21">ven though the original algorithm only outputs the class to which </text:span><text:span text:style-name="T23">the </text:span><text:span text:style-name="T21">sample belongs to, Schapire and Singer [4] (cite paper from intro) show how the algorithm can be extended to also give a measure of “confidence” in the prediction [3] (cite intro – </text:span><text:span text:style-name="T39">maybe also formula: divide by sum of alphas</text:span><text:span text:style-name="T21">). </text:span></text:p>
      <text:p text:style-name="P8"/>
      <text:p text:style-name="P19"><text:span text:style-name="T21">I</text:span><text:span text:style-name="T23">nterestingly enough</text:span><text:span text:style-name="T24">, </text:span><text:span text:style-name="T25">in the case of a binary classifier, the mathematics of AdaBoost can be deeply simplified <text:s/>[5] (cite youtube video):</text:span></text:p>
      <text:p text:style-name="P9">(insert formula how to rescale weights)</text:p>
      <text:p text:style-name="P9"/>
      <text:p text:style-name="P20"><text:span text:style-name="T26">A (</text:span><text:span text:style-name="T9">magic</text:span><text:span text:style-name="T26">) property of AdaBoost, which has not been quite understood, </text:span><text:span text:style-name="T28">refers</text:span><text:span text:style-name="T26"> to overfitting: we might expect that by constantly increasing the number of rounds, after a certain time, the test error should also increase. </text:span><text:span text:style-name="T27">Empirically, the algorithm does not seem to follow this pattern; i</text:span><text:span text:style-name="T26">n contrast, a</text:span><text:span text:style-name="T27">s we can see in Figure #i, even if the training error reached zero, the test error stubbornly continues to drop.</text:span></text:p>
      <text:p text:style-name="P10"/>
      <text:p text:style-name="P34"><text:span text:style-name="T39">It is not seldom to see AdaBoost tuned with a large number </text:span><text:span text:style-name="T54">T </text:span><text:span text:style-name="T39">of learners. However, as this number increases, </text:span><text:span text:style-name="T40">the effort for computing the final hypothesis also goes up, because the </text:span><text:span text:style-name="T49">number of comparisons</text:span><text:span text:style-name="T40"> to evaluate a single sample lies in O(T). This may seem reasonable for a small test set, but for larger data sets a sub-linear complexity is more advantageous. </text:span><text:span text:style-name="T41">AdaBoost has been </text:span><text:span text:style-name="T42">widely </text:span><text:span text:style-name="T41">used with decision</text:span><text:span text:style-name="T43"> </text:span><text:span text:style-name="T41">stumps </text:span><text:span text:style-name="T43">(one-level </text:span><text:bookmark text:name="cite_ref-IL92_1-0"/><text:span text:style-name="T43">decision tree), since they can easily predict the output based on a simple comparison with the chosen threshold.</text:span></text:p>
      <text:p text:style-name="P34"><text:span text:style-name="T43"/></text:p>
      <text:p text:style-name="P38"><text:span text:style-name="T1">Lemma 1: The final hypothesis of the ensemble can be computed in O(|</text:span><text:span text:style-name="T44">F*| log2(1 + T / |F*|)</text:span><text:span text:style-name="T45">) </text:span><text:span text:style-name="T49">comparisons, </text:span><text:span text:style-name="T53">where </text:span><text:span text:style-name="T44">F* </text:span><text:span text:style-name="T53">= {f from F : there exists l from L, such that l uses f as splitting feature}.</text:span></text:p>
      <text:p text:style-name="P37"><text:span text:style-name="T45">P</text:span><text:span text:style-name="T46">roof: </text:span><text:span text:style-name="T47">Let L be the set of learners </text:span><text:span text:style-name="T50">and L_f = </text:span><text:span text:style-name="T47">{l from L : l splits upon feature </text:span><text:span text:style-name="T50">f </text:span><text:span text:style-name="T53">from F*</text:span><text:span text:style-name="T47">}. </text:span><text:span text:style-name="T50">For an incoming sample,</text:span><text:span text:style-name="T47"> </text:span><text:span text:style-name="T50">find for each feature f</text:span><text:span text:style-name="T46"> the </text:span><text:span text:style-name="T47">subset L_</text:span><text:span text:style-name="T50">f^(-)</text:span><text:span text:style-name="T47"> </text:span><text:span text:style-name="T50">from L_f </text:span><text:span text:style-name="T47">of </text:span><text:span text:style-name="T46">learners, the thresholds of which are either </text:span><text:span text:style-name="T47">strictly less than the feature value of the sample. This can be done in O(log2(1 + </text:span><text:span text:style-name="T44">|</text:span><text:span text:style-name="T50">L_f</text:span><text:span text:style-name="T44">|</text:span><text:span text:style-name="T47">)) with binary search, under the assumption that the learners had previously been sorted. Note that we also take into account the case when there is n</text:span><text:span text:style-name="T48">o learner which meets the above condition. Subsequently, we obtain: (insert formula with inequality between means)</text:span></text:p>
      <text:p text:style-name="P35"><text:span text:style-name="T48"/></text:p>
      <text:p text:style-name="P39"><text:span text:style-name="T1">Lemma 2: The </text:span><text:span text:style-name="T49">number of comparisons for computing the final hypothesis becomes </text:span><text:span text:style-name="T1">sub-linear.</text:span></text:p>
      <text:p text:style-name="P40"><text:span text:style-name="T44">P</text:span><text:span text:style-name="T1">roof: (</text:span><text:span text:style-name="T53">Appendix - </text:span><text:span text:style-name="T1">take a look at our proof </text:span><text:span text:style-name="T53">and then take into account that </text:span><text:span text:style-name="T44">T </text:span><text:span text:style-name="T53">&gt;= </text:span><text:span text:style-name="T44">|F*|</text:span><text:span text:style-name="T1">)</text:span></text:p>
      <text:p text:style-name="P10"/>
      <text:p text:style-name="P36"><text:span text:style-name="T49">Note that this is solely the number of comparisons, not the time complexity, which may become sub-linear for a number of learners greater than (1 + eps)</text:span><text:span text:style-name="T43">|F*|, </text:span><text:span text:style-name="T49">where eps &gt; 0, due to the overhead created by binary search. Furthermore, in order to obtain this speed-up we need </text:span><text:soft-page-break/><text:span text:style-name="T49">a pre-processing step, </text:span><text:span text:style-name="T50">in which the votes of those learners both in L_f^(-) (see Lemma 1) and <text:s/>L_f – L_f^(-) are summed up. </text:span><text:span text:style-name="T51">Since there are only </text:span><text:span text:style-name="T43">|</text:span><text:span text:style-name="T51">L_f</text:span><text:span text:style-name="T43">| </text:span><text:span text:style-name="T51">thresholds </text:span><text:span text:style-name="T53">per feature f from F*</text:span><text:span text:style-name="T51">, we need as much as </text:span><text:span text:style-name="T43">|</text:span><text:span text:style-name="T51">L_f</text:span><text:span text:style-name="T43">| </text:span><text:span text:style-name="T51">+ 1 such precomputed sums for each feature. This </text:span><text:span text:style-name="T54">one-time </text:span><text:span text:style-name="T51">additional step takes linear time in the number of learners and </text:span><text:span text:style-name="T54">can</text:span><text:span text:style-name="T51"> </text:span><text:span text:style-name="T54">be </text:span><text:span text:style-name="T51">once after the training stage has been completed.</text:span></text:p>
      <text:p text:style-name="P10"/>
      <text:p text:style-name="P21"><text:span text:style-name="T34">Due to its </text:span><text:span text:style-name="T29">flexibility and versatility, AdaBoost has found many applications in the real world, <text:s/>some of which are face recognition </text:span><text:span text:style-name="T31">and </text:span><text:span text:style-name="T29">pedestrian </text:span><text:span text:style-name="T30">d</text:span><text:span text:style-name="T29">etection [6] (cite pdf from links). </text:span><text:span text:style-name="T32">However, a disadvantage in these cases, is the time consuming training stages, which also require a lot of training samples. On the other side, under these very circumstances </text:span><text:span text:style-name="T33">AdaBoost </text:span><text:span text:style-name="T32">can b</text:span><text:span text:style-name="T33">e</text:span><text:span text:style-name="T32"> a robust </text:span><text:span text:style-name="T33">object </text:span><text:span text:style-name="T32">detector.</text:span></text:p>
      <text:p text:style-name="P32"/>
      <text:p text:style-name="P11">3.2. <text:span text:style-name="T56">Bootstrap aggregating</text:span></text:p>
      <text:p text:style-name="P11"/>
      <text:p text:style-name="P24"><text:span text:style-name="T36">Bootstrap aggregating, often r</text:span><text:span text:style-name="T38">eferred to</text:span><text:span text:style-name="T36"> as </text:span><text:span text:style-name="T37">bagging</text:span><text:span text:style-name="T36">, is the second algorithm we will discuss.</text:span></text:p>
      <text:p text:style-name="P26"><text:span text:style-name="T36">In comparison with the strategy of AdaBoost, bagging involves having each model in the ensemble vote with equal weight. </text:span><text:span text:style-name="T38">In this co</text:span><text:span text:style-name="T52">n</text:span><text:span text:style-name="T38">text, bootstrapping only ensures that each model in the ensemble is trained on a randomly drawn subset of the training samples. One of the well-known bagging algorithms is </text:span><text:span text:style-name="T36">R</text:span><text:span text:style-name="T38">andom Forests</text:span><text:span text:style-name="T18">, </text:span><text:span text:style-name="T36">which was </text:span><text:span text:style-name="T18">introduced in </text:span><text:span text:style-name="T38">2001</text:span><text:span text:style-name="T18"> by </text:span><text:span text:style-name="T38">Breiman [7] (cite paper)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e" svg:font-family="Georgie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09:03:06.708972536</meta:creation-date>
    <meta:editing-duration>PT44M8S</meta:editing-duration>
    <meta:editing-cycles>11</meta:editing-cycles>
    <meta:generator>LibreOffice/6.3.4.2$Linux_X86_64 LibreOffice_project/30$Build-2</meta:generator>
    <dc:date>2020-03-16T16:31:30.326817311</dc:date>
    <meta:document-statistic meta:table-count="0" meta:image-count="0" meta:object-count="4" meta:page-count="3" meta:paragraph-count="27" meta:word-count="1260" meta:character-count="7490" meta:non-whitespace-character-count="6243"/>
  </office:meta>
</office:document-meta>
</file>

<file path=Object 1/content.xml><?xml version="1.0" encoding="utf-8"?>
<math xmlns="http://www.w3.org/1998/Math/MathML" display="block">
  <semantics>
    <mrow>
      <mi mathvariant="italic">xi</mi>
      <mo stretchy="false">∈</mo>
      <mi>X</mi>
    </mrow>
    <annotation encoding="StarMath 5.0">xi in X
</annotation>
  </semantics>
</math>
</file>

<file path=Object 2/content.xml><?xml version="1.0" encoding="utf-8"?>
<math xmlns="http://www.w3.org/1998/Math/MathML" display="block">
  <semantics>
    <mrow>
      <mi mathvariant="italic">yi</mi>
      <mo stretchy="false">∈</mo>
      <mi>Y</mi>
    </mrow>
    <annotation encoding="StarMath 5.0">yi in Y

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x</mi>
            <mn>1</mn>
            <mi>,</mi>
            <mi>y</mi>
            <mn>1</mn>
          </mrow>
        </mrow>
        <mo fence="true" stretchy="false">)</mo>
      </mrow>
      <mi>,</mi>
      <mi>…</mi>
      <mi>,</mi>
      <mrow>
        <mo fence="true" stretchy="false">(</mo>
        <mrow>
          <mrow>
            <mi mathvariant="italic">xm</mi>
            <mi>,</mi>
            <mi mathvariant="italic">ym</mi>
          </mrow>
        </mrow>
        <mo fence="true" stretchy="false">)</mo>
      </mrow>
    </mrow>
    <annotation encoding="StarMath 5.0">(x1, y1), …, (xm, ym)</annotation>
  </semantics>
</math>
</file>

<file path=Object 4/content.xml><?xml version="1.0" encoding="utf-8"?>
<math xmlns="http://www.w3.org/1998/Math/MathML" display="block">
  <semantics>
    <mrow>
      <mi>q</mi>
      <mo stretchy="false">∈</mo>
      <mi>X</mi>
    </mrow>
    <annotation encoding="StarMath 5.0">q in X
 </annotation>
  </semantics>
</math>
</file>